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2b4b" officeooo:paragraph-rsid="00162b4b"/>
    </style:style>
    <style:style style:name="P2" style:family="paragraph" style:parent-style-name="Standard">
      <style:text-properties officeooo:rsid="001ab77f" officeooo:paragraph-rsid="001ab77f"/>
    </style:style>
    <style:style style:name="P3" style:family="paragraph" style:parent-style-name="Standard">
      <style:text-properties officeooo:rsid="001ab77f" officeooo:paragraph-rsid="001e87b9"/>
    </style:style>
    <style:style style:name="P4" style:family="paragraph" style:parent-style-name="Standard">
      <style:text-properties officeooo:rsid="001acb5a" officeooo:paragraph-rsid="001acb5a"/>
    </style:style>
    <style:style style:name="P5" style:family="paragraph" style:parent-style-name="Standard">
      <style:text-properties officeooo:rsid="001acb5a" officeooo:paragraph-rsid="002116d1"/>
    </style:style>
    <style:style style:name="P6" style:family="paragraph" style:parent-style-name="Standard">
      <style:text-properties fo:font-weight="bold" officeooo:rsid="001acb5a" officeooo:paragraph-rsid="001acb5a" style:font-weight-asian="bold" style:font-weight-complex="bold"/>
    </style:style>
    <style:style style:name="P7" style:family="paragraph" style:parent-style-name="Standard">
      <style:text-properties officeooo:rsid="001e87b9" officeooo:paragraph-rsid="001e87b9"/>
    </style:style>
    <style:style style:name="P8" style:family="paragraph" style:parent-style-name="Standard" style:list-style-name="L2">
      <style:text-properties officeooo:paragraph-rsid="001acb5a"/>
    </style:style>
    <style:style style:name="P9" style:family="paragraph" style:parent-style-name="Standard" style:list-style-name="L2">
      <style:text-properties officeooo:paragraph-rsid="001b1415"/>
    </style:style>
    <style:style style:name="P10" style:family="paragraph" style:parent-style-name="Standard">
      <style:text-properties style:text-underline-style="solid" style:text-underline-width="auto" style:text-underline-color="font-color" officeooo:rsid="00181d7f" officeooo:paragraph-rsid="00162b4b"/>
    </style:style>
    <style:style style:name="P11" style:family="paragraph" style:parent-style-name="Standard">
      <style:text-properties style:text-underline-style="solid" style:text-underline-width="auto" style:text-underline-color="font-color" officeooo:rsid="001ab77f" officeooo:paragraph-rsid="001ab77f"/>
    </style:style>
    <style:style style:name="T1" style:family="text">
      <style:text-properties officeooo:rsid="0019fc69"/>
    </style:style>
    <style:style style:name="T2" style:family="text">
      <style:text-properties officeooo:rsid="001acb5a"/>
    </style:style>
    <style:style style:name="T3" style:family="text">
      <style:text-properties fo:font-weight="normal" officeooo:rsid="001acb5a"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acb5a" style:font-style-asian="italic" style:font-weight-asian="normal" style:font-style-complex="italic" style:font-weight-complex="normal"/>
    </style:style>
    <style:style style:name="T6" style:family="text">
      <style:text-properties fo:font-style="italic" fo:font-weight="normal" officeooo:rsid="001b1415"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acb5a" style:font-style-asian="normal" style:font-weight-asian="normal" style:font-style-complex="normal" style:font-weight-complex="normal"/>
    </style:style>
    <style:style style:name="T9" style:family="text">
      <style:text-properties fo:font-style="normal" fo:font-weight="normal" officeooo:rsid="001b1415" style:font-style-asian="normal" style:font-weight-asian="normal" style:font-style-complex="normal" style:font-weight-complex="normal"/>
    </style:style>
    <style:style style:name="T10" style:family="text">
      <style:text-properties fo:font-style="normal" fo:font-weight="normal" officeooo:rsid="001b62d0" style:font-style-asian="normal" style:font-weight-asian="normal" style:font-style-complex="normal" style:font-weight-complex="normal"/>
    </style:style>
    <style:style style:name="T11" style:family="text">
      <style:text-properties fo:font-style="normal" fo:font-weight="normal" officeooo:rsid="00200549" style:font-style-asian="normal" style:font-weight-asian="normal" style:font-style-complex="normal" style:font-weight-complex="normal"/>
    </style:style>
    <style:style style:name="T12" style:family="text">
      <style:text-properties fo:font-style="normal" fo:font-weight="normal" officeooo:rsid="002116d1" style:font-style-asian="normal" style:font-weight-asian="normal" style:font-style-complex="normal" style:font-weight-complex="normal"/>
    </style:style>
    <style:style style:name="T13" style:family="text">
      <style:text-properties fo:font-style="normal" fo:font-weight="normal" officeooo:rsid="00217c9a" style:font-style-asian="normal" style:font-weight-asian="normal" style:font-style-complex="normal" style:font-weight-complex="normal"/>
    </style:style>
    <style:style style:name="T14" style:family="text">
      <style:text-properties fo:font-style="normal" fo:font-weight="normal" officeooo:rsid="0023b4b0" style:font-style-asian="normal" style:font-weight-asian="normal" style:font-style-complex="normal" style:font-weight-complex="normal"/>
    </style:style>
    <style:style style:name="T15" style:family="text">
      <style:text-properties fo:font-style="normal" fo:font-weight="bold" officeooo:rsid="001acb5a" style:font-style-asian="normal" style:font-weight-asian="bold" style:font-style-complex="normal" style:font-weight-complex="bold"/>
    </style:style>
    <style:style style:name="T16" style:family="text">
      <style:text-properties fo:font-style="normal" fo:font-weight="bold" officeooo:rsid="001b1415"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officeooo:rsid="001acb5a" style:font-weight-asian="bold" style:font-weight-complex="bold"/>
    </style:style>
    <style:style style:name="T19" style:family="text">
      <style:text-properties officeooo:rsid="001b1415"/>
    </style:style>
    <style:style style:name="T20" style:family="text">
      <style:text-properties officeooo:rsid="001d2067"/>
    </style:style>
    <style:style style:name="T21" style:family="text">
      <style:text-properties officeooo:rsid="001e87b9"/>
    </style:style>
    <style:style style:name="T22" style:family="text">
      <style:text-properties officeooo:rsid="00200549"/>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21ba70"/>
    </style:style>
    <style:style style:name="T26" style:family="text">
      <style:text-properties style:text-underline-style="none" officeooo:rsid="001b1415"/>
    </style:style>
    <style:style style:name="T27" style:family="text">
      <style:text-properties style:text-underline-style="none" officeooo:rsid="00224c8e"/>
    </style:style>
    <style:style style:name="T28" style:family="text">
      <style:text-properties style:text-underline-style="none" officeooo:rsid="0027a15a"/>
    </style:style>
    <style:style style:name="T29" style:family="text">
      <style:text-properties officeooo:rsid="0026a37b"/>
    </style:style>
    <style:style style:name="T30" style:family="text">
      <style:text-properties officeooo:rsid="0027a1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rlot Xavier <text:tab/><text:tab/><text:tab/><text:tab/><text:span text:style-name="T30">TITLE<text:tab/><text:tab/></text:span><text:tab/><text:tab/><text:tab/><text:tab/>2IMACSB</text:p>
      <text:p text:style-name="P1">04/17/18</text:p>
      <text:p text:style-name="P1"/>
      <text:p text:style-name="P10"/>
      <text:p text:style-name="P11"/>
      <text:p text:style-name="P3"><text:span text:style-name="T20"><text:tab/>We are constantly exposed to violent images. They are present in the media we watch, we read, and even in the games we play. Everyone is exposed, through films, TV, social media, … But does these violent imagery have an effect on our behavior ? </text:span></text:p>
      <text:p text:style-name="P4"/>
      <text:p text:style-name="P7"><text:tab/>The truth is that this is a very controversial issue. There <text:span text:style-name="T29">are</text:span> very few studies on the topic, and they tend to contradict themselves. <text:span text:style-name="T2">Some studies show that violence that is seen may be directly linked to actual violence, such as the study mentioned in article 1.</text:span></text:p>
      <text:p text:style-name="P4"/>
      <text:p text:style-name="P5">The issue is more complex : it appears it<text:span text:style-name="T22">s consequences</text:span> depends on the type of games <text:span text:style-name="T22">played</text:span>, the degree of exposure, the type of person exposed. <text:span text:style-name="T19">The effects on players may vary due to a combination of risk factors : it is not an issue on its own. In fact, most of the articles agree that violence in games is more a risk factor than a direct link. It adds up to already existing factors, such as age, social status, and sex (article 1). According to </text:span><text:span text:style-name="T4">John Bingham</text:span><text:span text:style-name="T7">, </text:span><text:span text:style-name="T11">children are particularly sensible to violent imagery. </text:span><text:span text:style-name="T12">The issue is that, as <text:s/></text:span><text:span text:style-name="T6">Susan Scutti </text:span><text:span text:style-name="T12">points out in the fourth text, violent video games reward hurting others. When the goal of the game is explicitly “kill the most people in a given time”, we should really ask ourselves questions on the real benefits of these games.</text:span></text:p>
      <text:p text:style-name="P5"/>
      <text:p text:style-name="P5"><text:span text:style-name="T12">On the other hand, many </text:span><text:span text:style-name="T14">advantages</text:span><text:span text:style-name="T12"> of video games have been shown, especially concerning problem solving abilities (OECD, article 2). However, we should point out a key element in these observations : not all video games have the same benefits. While online multi-player games are </text:span><text:span text:style-name="T13">strongly denounced for their addictivity, other games are known for their impact on school performance and cognitive abilities in general.</text:span></text:p>
      <text:p text:style-name="P4"/>
      <text:p text:style-name="P4"><text:span text:style-name="T25">I would now like to highlight some flaws in the set of texts proposed here. </text:span>There is a recurrent organization in the documents : the American Psychological Association. It <text:span text:style-name="T21">almost looks like it is always the same arguments that are brought by the same people. Although it is a professional organization, one may put into doubt their arguments because there not many other actors to back their claims. Furthermore, many of the articles are quite old (2013) and start to be outdated, mainly because the media evolve quickly with the changes in technology. We don’t consume them the way we used to, and the new generation has a different, hopefully more critical look over what is presented to them.</text:span></text:p>
      <text:p text:style-name="P4"/>
      <text:p text:style-name="P4"><text:span text:style-name="T25">To sum up, we should, in my personal opinion, be really careful. This issue does not only impact our behavior, it could also impact our </text:span><text:span text:style-name="T24">freedom of speech, </text:span><text:span text:style-name="T25">if we were, for example, to restrict some images or games “to protect a part of the population”.</text:span><text:span text:style-name="T24"> </text:span><text:span text:style-name="T27">We shouldn’t generalize the issue, but look deeper to distinguish different uses of the media, and their respective impacts on us. </text:span><text:span text:style-name="T24">We lack long term studies on the phenomenon. We </text:span><text:span text:style-name="T26">therefore </text:span><text:span text:style-name="T24">can </text:span><text:span text:style-name="T26">not </text:span><text:span text:style-name="T25">draw</text:span><text:span text:style-name="T24"> a </text:span><text:span text:style-name="T25">definitive </text:span><text:span text:style-name="T24">conclusion, being not sufficiently</text:span> informed. As the first document points out, we should rely on evidence rather than instinct.</text:p>
      <text:p text:style-name="P2"/>
      <text:p text:style-name="P2"><text:span text:style-name="T17">Bibliography</text:span>:</text:p>
      <text:p text:style-name="P2"/>
      <text:list xml:id="list2498035210" text:style-name="L2">
        <text:list-item>
          <text:p text:style-name="P8"><text:span text:style-name="T18">Does Media Violence Lead to the Real Thing ?</text:span><text:span text:style-name="T3"> </text:span><text:span text:style-name="T5">Vasilis K. Posios, Praveen R. Kamban and H. Eric Bender</text:span><text:span text:style-name="T8">, August 23,2013 (NYTimes)</text:span></text:p>
        </text:list-item>
        <text:list-item>
          <text:p text:style-name="P8"><text:span text:style-name="T15">Video games are good for children (sort of)</text:span><text:span text:style-name="T8"> </text:span><text:span text:style-name="T5">John Bingham</text:span><text:span text:style-name="T8">, Social Affairs Editor (The Telegraph) March </text:span><text:span text:style-name="T9">5, 2015</text:span></text:p>
        </text:list-item>
        <text:list-item>
          <text:p text:style-name="P9"><text:span text:style-name="T16">Video games can be good for kids, study finds</text:span><text:span text:style-name="T9"> (CBS) August 4, 2014</text:span></text:p>
        </text:list-item>
        <text:list-item>
          <text:p text:style-name="P9"><text:span text:style-name="T16">Do video games lead to violence ?</text:span><text:span text:style-name="T9"> </text:span><text:span text:style-name="T6">Susan Scutti</text:span><text:span text:style-name="T9">, (CNN) February 22, 2018</text:span></text:p>
        </text:list-item>
        <text:list-item>
          <text:p text:style-name="P9"><text:span text:style-name="T16">Study finds that violent video games may be linked to aggressive behaviour</text:span><text:span text:style-name="T9"> </text:span><text:span text:style-name="T6">John von Radowitz</text:span><text:span text:style-name="T9"> (The </text:span><text:span text:style-name="T10">Independent</text:span><text:span text:style-name="T9">) August 17, 2015</text:span></text:p>
        </text:list-item>
      </text:list>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9:38:21.204364973</meta:creation-date>
    <meta:generator>LibreOffice/6.0.3.2$Linux_X86_64 LibreOffice_project/00m0$Build-2</meta:generator>
    <dc:date>2018-04-16T23:48:09.655380531</dc:date>
    <meta:editing-duration>PT34M4S</meta:editing-duration>
    <meta:editing-cycles>13</meta:editing-cycles>
    <meta:document-statistic meta:table-count="0" meta:image-count="0" meta:object-count="0" meta:page-count="1" meta:paragraph-count="14" meta:word-count="617" meta:character-count="3571" meta:non-whitespace-character-count="2960"/>
  </office:meta>
</office:document-meta>
</file>